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3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26pt solid #000001" fo:background-color="#ffffff" fo:border-left="0.26pt solid #000001" fo:border-right="none" fo:border-top="0.26pt solid #000001"/>
      <style:text-properties style:use-window-font-color="true" style:text-outline="false" style:text-line-through-style="none" style:text-line-through-type="none" style:font-name="F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T1" style:family="text">
      <style:text-properties fo:font-size="10.5pt" style:letter-kerning="true" fo:country="RU" style:country-asian="IN" style:country-complex="IN" style:font-size-asian="10.5pt" style:font-size-complex="10.5pt"/>
    </style:style>
    <style:style style:name="T2" style:family="text">
      <style:text-properties fo:font-size="10.5pt" style:letter-kerning="true" fo:country="RU" style:country-asian="IN" style:country-complex="IN" style:font-size-asian="10.5pt" style:font-size-complex="10.5pt" style:text-position="-29% 58%"/>
    </style:style>
    <style:style style:name="T3" style:family="text">
      <style:text-properties fo:font-size="10.5pt" style:letter-kerning="true" fo:country="RU" style:country-asian="IN" style:country-complex="IN" style:font-size-asian="10.5pt" style:font-size-complex="10.5pt" style:text-position="29% 58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2" table:number-columns-repeated="4" table:default-cell-style-name="ce3"/>
        <table:table-row table:style-name="ro1">
          <table:table-cell/>
          <table:table-cell office:value-type="string" calcext:value-type="string">
            <text:p>Mr</text:p>
          </table:table-cell>
          <table:table-cell table:number-columns-repeated="4" office:value-type="string" calcext:value-type="string">
            <text:p>kJ/mol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<text:span text:style-name="T1">2-NO</text:span><text:span text:style-name="T2">2</text:span><text:span text:style-name="T1">-Ph-N</text:span><text:span text:style-name="T2">2</text:span><text:span text:style-name="T3">+</text:span><text:span text:style-name="T1"> </text:span><text:span text:style-name="T3">-</text:span><text:span text:style-name="T1">OTf = 2-NO</text:span><text:span text:style-name="T2">2</text:span><text:span text:style-name="T1">-Ph-OTf + N</text:span><text:span text:style-name="T2">2</text:span></text:p>
          </table:table-cell>
          <table:table-cell office:value-type="float" office:value="299.1855" calcext:value-type="float">
            <text:p>299,1855</text:p>
          </table:table-cell>
          <table:table-cell office:value-type="float" office:value="-230.1" calcext:value-type="float">
            <text:p>-230,1</text:p>
          </table:table-cell>
          <table:table-cell office:value-type="float" office:value="-414" calcext:value-type="float">
            <text:p>-414</text:p>
          </table:table-cell>
          <table:table-cell office:value-type="float" office:value="-386" calcext:value-type="float">
            <text:p>-386</text:p>
          </table:table-cell>
          <table:table-cell office:value-type="float" office:value="-396" calcext:value-type="float">
            <text:p>-396</text:p>
          </table:table-cell>
          <table:table-cell table:formula="of:=[.C2]*1000/[.B2]" office:value-type="float" office:value="-769.088074121239" calcext:value-type="float">
            <text:p>-769</text:p>
          </table:table-cell>
          <table:table-cell table:formula="of:=[.D2]*1000/[.B2]" office:value-type="float" office:value="-1383.75689998346" calcext:value-type="float">
            <text:p>-1384</text:p>
          </table:table-cell>
          <table:table-cell table:formula="of:=[.E2]*1000/[.B2]" office:value-type="float" office:value="-1290.16947679617" calcext:value-type="float">
            <text:p>-1290</text:p>
          </table:table-cell>
          <table:table-cell table:formula="of:=[.F2]*1000/[.B2]" office:value-type="float" office:value="-1323.59355650591" calcext:value-type="float">
            <text:p>-1324</text:p>
          </table:table-cell>
        </table:table-row>
        <table:table-row table:style-name="ro3">
          <table:table-cell office:value-type="string" calcext:value-type="string">
            <text:p><text:span text:style-name="T1">3-NO</text:span><text:span text:style-name="T2">2</text:span><text:span text:style-name="T1">-Ph-N</text:span><text:span text:style-name="T2">2</text:span><text:span text:style-name="T3">+</text:span><text:span text:style-name="T1"> </text:span><text:span text:style-name="T3">-</text:span><text:span text:style-name="T1">OTf = 3-NO</text:span><text:span text:style-name="T2">2</text:span><text:span text:style-name="T1">-Ph-OTf + N</text:span><text:span text:style-name="T2">2</text:span></text:p>
          </table:table-cell>
          <table:table-cell office:value-type="float" office:value="299.1855" calcext:value-type="float">
            <text:p>299,1855</text:p>
          </table:table-cell>
          <table:table-cell office:value-type="float" office:value="-242.8" calcext:value-type="float">
            <text:p>-242,8</text:p>
          </table:table-cell>
          <table:table-cell office:value-type="float" office:value="-228" calcext:value-type="float">
            <text:p>-228</text:p>
          </table:table-cell>
          <table:table-cell office:value-type="float" office:value="-230" calcext:value-type="float">
            <text:p>-230</text:p>
          </table:table-cell>
          <table:table-cell office:value-type="float" office:value="-225" calcext:value-type="float">
            <text:p>-225</text:p>
          </table:table-cell>
          <table:table-cell table:formula="of:=[.C3]*1000/[.B3]" office:value-type="float" office:value="-811.536655352616" calcext:value-type="float">
            <text:p>-812</text:p>
          </table:table-cell>
          <table:table-cell table:formula="of:=[.D3]*1000/[.B3]" office:value-type="float" office:value="-762.069017382193" calcext:value-type="float">
            <text:p>-762</text:p>
          </table:table-cell>
          <table:table-cell table:formula="of:=[.E3]*1000/[.B3]" office:value-type="float" office:value="-768.753833324142" calcext:value-type="float">
            <text:p>-769</text:p>
          </table:table-cell>
          <table:table-cell table:formula="of:=[.F3]*1000/[.B3]" office:value-type="float" office:value="-752.041793469269" calcext:value-type="float">
            <text:p>-752</text:p>
          </table:table-cell>
        </table:table-row>
        <table:table-row table:style-name="ro3">
          <table:table-cell office:value-type="string" calcext:value-type="string">
            <text:p><text:span text:style-name="T1">4-NO</text:span><text:span text:style-name="T2">2</text:span><text:span text:style-name="T1">-Ph-N</text:span><text:span text:style-name="T2">2</text:span><text:span text:style-name="T3">+</text:span><text:span text:style-name="T1"> </text:span><text:span text:style-name="T3">-</text:span><text:span text:style-name="T1">OTf = 4-NO</text:span><text:span text:style-name="T2">2</text:span><text:span text:style-name="T1">-Ph-OTf + N</text:span><text:span text:style-name="T2">2</text:span></text:p>
          </table:table-cell>
          <table:table-cell office:value-type="float" office:value="299.1855" calcext:value-type="float">
            <text:p>299,1855</text:p>
          </table:table-cell>
          <table:table-cell office:value-type="float" office:value="-248" calcext:value-type="float">
            <text:p>-248</text:p>
          </table:table-cell>
          <table:table-cell office:value-type="float" office:value="-200" calcext:value-type="float">
            <text:p>-200</text:p>
          </table:table-cell>
          <table:table-cell office:value-type="float" office:value="-235" calcext:value-type="float">
            <text:p>-235</text:p>
          </table:table-cell>
          <table:table-cell office:value-type="float" office:value="-250" calcext:value-type="float">
            <text:p>-250</text:p>
          </table:table-cell>
          <table:table-cell table:formula="of:=[.C4]*1000/[.B4]" office:value-type="float" office:value="-828.917176801683" calcext:value-type="float">
            <text:p>-829</text:p>
          </table:table-cell>
          <table:table-cell table:formula="of:=[.D4]*1000/[.B4]" office:value-type="float" office:value="-668.481594194906" calcext:value-type="float">
            <text:p>-668</text:p>
          </table:table-cell>
          <table:table-cell table:formula="of:=[.E4]*1000/[.B4]" office:value-type="float" office:value="-785.465873179014" calcext:value-type="float">
            <text:p>-785</text:p>
          </table:table-cell>
          <table:table-cell table:formula="of:=[.F4]*1000/[.B4]" office:value-type="float" office:value="-835.601992743632" calcext:value-type="float">
            <text:p>-836</text:p>
          </table:table-cell>
        </table:table-row>
        <table:table-row table:style-name="ro3">
          <table:table-cell office:value-type="string" calcext:value-type="string">
            <text:p><text:span text:style-name="T1">4-NO</text:span><text:span text:style-name="T2">2</text:span><text:span text:style-name="T1">-Ph-N</text:span><text:span text:style-name="T2">2</text:span><text:span text:style-name="T3">+</text:span><text:span text:style-name="T1"> </text:span><text:span text:style-name="T3">-</text:span><text:span text:style-name="T1">OTs = 4-NO</text:span><text:span text:style-name="T2">2</text:span><text:span text:style-name="T1">-Ph-OTs + N</text:span><text:span text:style-name="T2">2</text:span></text:p>
          </table:table-cell>
          <table:table-cell office:value-type="float" office:value="321.3103" calcext:value-type="float">
            <text:p>321,3103</text:p>
          </table:table-cell>
          <table:table-cell office:value-type="float" office:value="-283.9" calcext:value-type="float">
            <text:p>-283,9</text:p>
          </table:table-cell>
          <table:table-cell office:value-type="float" office:value="-253" calcext:value-type="float">
            <text:p>-253</text:p>
          </table:table-cell>
          <table:table-cell office:value-type="float" office:value="-232" calcext:value-type="float">
            <text:p>-232</text:p>
          </table:table-cell>
          <table:table-cell office:value-type="float" office:value="-231" calcext:value-type="float">
            <text:p>-231</text:p>
          </table:table-cell>
          <table:table-cell table:formula="of:=[.C5]*1000/[.B5]" office:value-type="float" office:value="-883.569558772314" calcext:value-type="float">
            <text:p>-884</text:p>
          </table:table-cell>
          <table:table-cell table:formula="of:=[.D5]*1000/[.B5]" office:value-type="float" office:value="-787.4008396245" calcext:value-type="float">
            <text:p>-787</text:p>
          </table:table-cell>
          <table:table-cell table:formula="of:=[.E5]*1000/[.B5]" office:value-type="float" office:value="-722.043457679383" calcext:value-type="float">
            <text:p>-722</text:p>
          </table:table-cell>
          <table:table-cell table:formula="of:=[.F5]*1000/[.B5]" office:value-type="float" office:value="-718.931201396283" calcext:value-type="float">
            <text:p>-719</text:p>
          </table:table-cell>
        </table:table-row>
        <table:table-row table:style-name="ro3">
          <table:table-cell office:value-type="string" calcext:value-type="string">
            <text:p><text:span text:style-name="T1">4-NO</text:span><text:span text:style-name="T2">2</text:span><text:span text:style-name="T1">-Ph-N</text:span><text:span text:style-name="T2">2</text:span><text:span text:style-name="T3">+</text:span><text:span text:style-name="T1"> </text:span><text:span text:style-name="T3">-</text:span><text:span text:style-name="T1">BF</text:span><text:span text:style-name="T2">4</text:span><text:span text:style-name="T1"> = 4-NO</text:span><text:span text:style-name="T2">2</text:span><text:span text:style-name="T1">-Ph-F + BF</text:span><text:span text:style-name="T2">3</text:span><text:span text:style-name="T1"> + N</text:span><text:span text:style-name="T2">2</text:span></text:p>
          </table:table-cell>
          <table:table-cell office:value-type="float" office:value="236.9199" calcext:value-type="float">
            <text:p>236,9199</text:p>
          </table:table-cell>
          <table:table-cell office:value-type="float" office:value="-188.4" calcext:value-type="float">
            <text:p>-188,4</text:p>
          </table:table-cell>
          <table:table-cell office:value-type="float" office:value="-173" calcext:value-type="float">
            <text:p>-173</text:p>
          </table:table-cell>
          <table:table-cell office:value-type="float" office:value="-156" calcext:value-type="float">
            <text:p>-156</text:p>
          </table:table-cell>
          <table:table-cell office:value-type="float" office:value="-147" calcext:value-type="float">
            <text:p>-147</text:p>
          </table:table-cell>
          <table:table-cell table:formula="of:=[.C6]*1000/[.B6]" office:value-type="float" office:value="-795.205468177219" calcext:value-type="float">
            <text:p>-795</text:p>
          </table:table-cell>
          <table:table-cell table:formula="of:=[.D6]*1000/[.B6]" office:value-type="float" office:value="-730.204596574623" calcext:value-type="float">
            <text:p>-730</text:p>
          </table:table-cell>
          <table:table-cell table:formula="of:=[.E6]*1000/[.B6]" office:value-type="float" office:value="-658.450387662666" calcext:value-type="float">
            <text:p>-658</text:p>
          </table:table-cell>
          <table:table-cell table:formula="of:=[.F6]*1000/[.B6]" office:value-type="float" office:value="-620.462865297512" calcext:value-type="float">
            <text:p>-620</text:p>
          </table:table-cell>
        </table:table-row>
        <table:table-row table:style-name="ro3">
          <table:table-cell office:value-type="string" calcext:value-type="string">
            <text:p><text:span text:style-name="T1">4-NO</text:span><text:span text:style-name="T2">2</text:span><text:span text:style-name="T1">-Ph-N</text:span><text:span text:style-name="T2">2</text:span><text:span text:style-name="T3">+</text:span><text:span text:style-name="T1"> </text:span><text:span text:style-name="T3">-</text:span><text:span text:style-name="T1">BF</text:span><text:span text:style-name="T2">4</text:span><text:span text:style-name="T1"> = 4-NO</text:span><text:span text:style-name="T2">2</text:span><text:span text:style-name="T1">-Ph-F*BF</text:span><text:span text:style-name="T2">3</text:span><text:span text:style-name="T1"> + N</text:span><text:span text:style-name="T2">2</text:span></text:p>
          </table:table-cell>
          <table:table-cell office:value-type="float" office:value="236.9199" calcext:value-type="float">
            <text:p>236,9199</text:p>
          </table:table-cell>
          <table:table-cell office:value-type="float" office:value="-191.7" calcext:value-type="float">
            <text:p>-191,7</text:p>
          </table:table-cell>
          <table:table-cell office:value-type="float" office:value="-173" calcext:value-type="float">
            <text:p>-173</text:p>
          </table:table-cell>
          <table:table-cell office:value-type="float" office:value="-156" calcext:value-type="float">
            <text:p>-156</text:p>
          </table:table-cell>
          <table:table-cell office:value-type="float" office:value="-147" calcext:value-type="float">
            <text:p>-147</text:p>
          </table:table-cell>
          <table:table-cell table:formula="of:=[.C7]*1000/[.B7]" office:value-type="float" office:value="-809.134226377776" calcext:value-type="float">
            <text:p>-809</text:p>
          </table:table-cell>
          <table:table-cell table:formula="of:=[.D7]*1000/[.B7]" office:value-type="float" office:value="-730.204596574623" calcext:value-type="float">
            <text:p>-730</text:p>
          </table:table-cell>
          <table:table-cell table:formula="of:=[.E7]*1000/[.B7]" office:value-type="float" office:value="-658.450387662666" calcext:value-type="float">
            <text:p>-658</text:p>
          </table:table-cell>
          <table:table-cell table:formula="of:=[.F7]*1000/[.B7]" office:value-type="float" office:value="-620.462865297512" calcext:value-type="float">
            <text:p>-620</text:p>
          </table:table-cell>
        </table:table-row>
        <table:table-row table:style-name="ro3">
          <table:table-cell office:value-type="string" calcext:value-type="string">
            <text:p><text:span text:style-name="T1">4-CH</text:span><text:span text:style-name="T2">3</text:span><text:span text:style-name="T1">O-Ph-N</text:span><text:span text:style-name="T2">2</text:span><text:span text:style-name="T3">+</text:span><text:span text:style-name="T1"> </text:span><text:span text:style-name="T3">-</text:span><text:span text:style-name="T1">OTf = 4-CH</text:span><text:span text:style-name="T2">3</text:span><text:span text:style-name="T1">O-Ph-OTf + N</text:span><text:span text:style-name="T2">2</text:span></text:p>
          </table:table-cell>
          <table:table-cell office:value-type="float" office:value="284.2139" calcext:value-type="float">
            <text:p>284,2139</text:p>
          </table:table-cell>
          <table:table-cell office:value-type="float" office:value="-200.5" calcext:value-type="float">
            <text:p>-200,5</text:p>
          </table:table-cell>
          <table:table-cell table:number-columns-repeated="2" office:value-type="float" office:value="-183" calcext:value-type="float">
            <text:p>-183</text:p>
          </table:table-cell>
          <table:table-cell office:value-type="float" office:value="-106" calcext:value-type="float">
            <text:p>-106</text:p>
          </table:table-cell>
          <table:table-cell table:formula="of:=[.C8]*1000/[.B8]" office:value-type="float" office:value="-705.454588955713" calcext:value-type="float">
            <text:p>-705</text:p>
          </table:table-cell>
          <table:table-cell table:formula="of:=[.D8]*1000/[.B8]" office:value-type="float" office:value="-643.881245780027" calcext:value-type="float">
            <text:p>-644</text:p>
          </table:table-cell>
          <table:table-cell table:formula="of:=[.E8]*1000/[.B8]" office:value-type="float" office:value="-643.881245780027" calcext:value-type="float">
            <text:p>-644</text:p>
          </table:table-cell>
          <table:table-cell table:formula="of:=[.F8]*1000/[.B8]" office:value-type="float" office:value="-372.95853580701" calcext:value-type="float">
            <text:p>-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3:32:08.068300003</meta:creation-date>
    <dc:date>2017-06-03T03:40:01.250233532</dc:date>
    <meta:editing-duration>PT7M52S</meta:editing-duration>
    <meta:editing-cycles>2</meta:editing-cycles>
    <meta:generator>LibreOffice/5.2.2.2$Linux_X86_64 LibreOffice_project/20m0$Build-2</meta:generator>
    <meta:document-statistic meta:table-count="1" meta:cell-count="75" meta:object-count="0"/>
  </office:meta>
</office:document-meta>
</file>